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1.251cm" fo:margin-right="0cm" fo:text-align="justify" style:justify-single-word="false" fo:text-indent="0cm" style:auto-text-indent="false"/>
    </style:style>
    <style:style style:name="P3" style:family="paragraph" style:parent-style-name="Standard">
      <style:paragraph-properties fo:margin-left="1.251cm" fo:margin-right="0cm"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margin-left="1.251cm" fo:margin-right="0cm" fo:text-align="justify" style:justify-single-word="false" fo:text-indent="0cm" style:auto-text-indent="fals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weight="normal" officeooo:rsid="0003272c" officeooo:paragraph-rsid="000b4c8d" style:font-weight-asian="normal" style:font-weight-complex="normal"/>
    </style:style>
    <style:style style:name="P7" style:family="paragraph" style:parent-style-name="Standard">
      <style:paragraph-properties fo:text-align="justify" style:justify-single-word="false"/>
      <style:text-properties fo:font-weight="normal" officeooo:rsid="00037e0d" officeooo:paragraph-rsid="000b4c8d" style:font-weight-asian="normal" style:font-weight-complex="normal"/>
    </style:style>
    <style:style style:name="P8" style:family="paragraph" style:parent-style-name="Standard">
      <style:paragraph-properties fo:text-align="justify" style:justify-single-word="false"/>
      <style:text-properties fo:font-weight="normal" officeooo:paragraph-rsid="000b4c8d" style:font-weight-asian="normal" style:font-weight-complex="normal"/>
    </style:style>
    <style:style style:name="P9" style:family="paragraph" style:parent-style-name="Standard" style:list-style-name="L1">
      <style:paragraph-properties fo:text-align="justify" style:justify-single-word="false"/>
      <style:text-properties style:text-underline-style="solid" style:text-underline-width="auto" style:text-underline-color="font-color"/>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text-underline-style="none" fo:font-weight="normal" officeooo:rsid="0005330a" officeooo:paragraph-rsid="000b7975" style:font-weight-asian="normal" style:font-weight-complex="normal"/>
    </style:style>
    <style:style style:name="P12" style:family="paragraph" style:parent-style-name="Standard">
      <style:paragraph-properties fo:margin-left="1.866cm" fo:margin-right="0cm" fo:text-align="justify" style:justify-single-word="false" fo:text-indent="0cm" style:auto-text-indent="false"/>
    </style:style>
    <style:style style:name="P13" style:family="paragraph" style:parent-style-name="Standard">
      <style:paragraph-properties fo:margin-left="2.501cm" fo:margin-right="0cm" fo:text-align="justify" style:justify-single-word="false" fo:text-indent="0cm" style:auto-text-indent="false"/>
      <style:text-properties fo:color="#000000" style:font-name="Times New Roman" fo:font-size="12pt" style:font-size-asian="12pt" style:font-size-complex="12pt"/>
    </style:style>
    <style:style style:name="P14" style:family="paragraph" style:parent-style-name="Standard">
      <style:paragraph-properties fo:margin-left="2.501cm" fo:margin-right="0cm" fo:text-align="justify" style:justify-single-word="false" fo:text-indent="0cm" style:auto-text-indent="false"/>
      <style:text-properties fo:color="#000000" style:font-name="Times New Roman" fo:font-size="12pt" officeooo:paragraph-rsid="000b4c8d" style:font-size-asian="12pt" style:font-size-complex="12pt"/>
    </style:style>
    <style:style style:name="P15" style:family="paragraph" style:parent-style-name="Standard">
      <style:paragraph-properties fo:margin-left="2.501cm" fo:margin-right="0cm" fo:text-align="justify" style:justify-single-word="false" fo:text-indent="0cm" style:auto-text-indent="false"/>
      <style:text-properties fo:color="#000000" style:font-name="Times New Roman" fo:font-size="12pt" style:text-underline-style="solid" style:text-underline-width="auto" style:text-underline-color="font-color" fo:font-weight="bold" officeooo:paragraph-rsid="000b4c8d" style:font-size-asian="12pt" style:font-weight-asian="bold" style:font-size-complex="12pt" style:font-weight-complex="bold"/>
    </style:style>
    <style:style style:name="P16" style:family="paragraph" style:parent-style-name="Standard">
      <style:paragraph-properties fo:margin-left="2.501cm" fo:margin-right="0cm" fo:text-align="justify" style:justify-single-word="false" fo:text-indent="0cm" style:auto-text-indent="false"/>
    </style:style>
    <style:style style:name="P17" style:family="paragraph" style:parent-style-name="Standard">
      <style:paragraph-properties fo:margin-left="0cm" fo:margin-right="0cm" fo:text-align="justify" style:justify-single-word="false" fo:text-indent="0cm" style:auto-text-indent="false"/>
      <style:text-properties fo:color="#000000" style:font-name="Times New Roman" fo:font-size="12pt" fo:font-weight="normal" officeooo:rsid="0005330a" officeooo:paragraph-rsid="000b4c8d"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fo:color="#000000" style:font-name="Times New Roman" fo:font-size="12pt" style:font-size-asian="12pt" style:font-size-complex="12pt"/>
    </style:style>
    <style:style style:name="P19" style:family="paragraph" style:parent-style-name="Standard" style:list-style-name="L3">
      <style:paragraph-properties fo:margin-left="0cm" fo:margin-right="0cm" fo:text-align="justify" style:justify-single-word="false" fo:text-indent="0cm" style:auto-text-indent="false"/>
      <style:text-properties fo:color="#000000" style:font-name="Times New Roman" fo:font-size="12pt" style:text-underline-style="solid" style:text-underline-width="auto" style:text-underline-color="font-color" officeooo:paragraph-rsid="000b4c8d" style:font-size-asian="12pt" style:font-size-complex="12pt"/>
    </style:style>
    <style:style style:name="P20" style:family="paragraph" style:parent-style-name="Standard">
      <style:paragraph-properties fo:margin-left="0cm" fo:margin-right="0cm" fo:text-align="justify" style:justify-single-word="false" fo:text-indent="0cm" style:auto-text-indent="false"/>
      <style:text-properties officeooo:rsid="00054ebd"/>
    </style:style>
    <style:style style:name="P21" style:family="paragraph" style:parent-style-name="Standard" style:list-style-name="L2">
      <style:paragraph-properties fo:margin-left="0cm" fo:margin-right="0cm" fo:text-align="justify" style:justify-single-word="false" fo:text-indent="0cm" style:auto-text-indent="false"/>
      <style:text-properties style:text-underline-style="solid" style:text-underline-width="auto" style:text-underline-color="font-color"/>
    </style:style>
    <style:style style:name="P22" style:family="paragraph" style:parent-style-name="Standard">
      <style:paragraph-properties fo:margin-left="0cm" fo:margin-right="0cm" fo:text-align="justify" style:justify-single-word="false" fo:text-indent="0cm" style:auto-text-indent="false"/>
    </style:style>
    <style:style style:name="P23" style:family="paragraph" style:parent-style-name="Standard">
      <style:paragraph-properties fo:margin-left="0cm" fo:margin-right="0cm" fo:text-align="justify" style:justify-single-word="false" fo:text-indent="0cm" style:auto-text-indent="false"/>
      <style:text-properties officeooo:paragraph-rsid="00054ebd"/>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Times New Roman" fo:font-size="12pt" fo:letter-spacing="normal" fo:font-style="normal" fo:font-weight="bold" style:font-size-asian="12pt" style:font-size-complex="12pt"/>
    </style:style>
    <style:style style:name="T3" style:family="text">
      <style:text-properties fo:font-variant="normal" fo:text-transform="none" fo:color="#000000" style:font-name="Times New Roman" fo:font-size="12pt" fo:letter-spacing="normal" style:font-size-asian="12pt" style:font-size-complex="12pt"/>
    </style:style>
    <style:style style:name="T4" style:family="text">
      <style:text-properties fo:color="#000000" style:font-name="Times New Roman" fo:font-size="12pt" style:font-size-asian="12pt" style:font-size-complex="12pt"/>
    </style:style>
    <style:style style:name="T5" style:family="text">
      <style:text-properties fo:color="#000000" style:font-name="Times New Roman" fo:font-size="12pt" officeooo:rsid="000b7975" style:font-size-asian="12pt" style:font-size-complex="12pt"/>
    </style:style>
    <style:style style:name="T6" style:family="text">
      <style:text-properties officeooo:rsid="00054ebd"/>
    </style:style>
    <style:style style:name="T7" style:family="text">
      <style:text-properties officeooo:rsid="0005a9f9"/>
    </style:style>
    <style:style style:name="T8" style:family="text">
      <style:text-properties officeooo:rsid="0008d1ae"/>
    </style:style>
    <style:style style:name="T9" style:family="text">
      <style:text-properties officeooo:rsid="000a202c"/>
    </style:style>
    <style:style style:name="T10" style:family="text">
      <style:text-properties officeooo:rsid="000b4c8d"/>
    </style:style>
    <style:style style:name="T11" style:family="text">
      <style:text-properties officeooo:rsid="0002d2e3"/>
    </style:style>
    <style:style style:name="T12" style:family="text">
      <style:text-properties officeooo:rsid="0003272c"/>
    </style:style>
    <style:style style:name="T13" style:family="text">
      <style:text-properties officeooo:rsid="00037e0d"/>
    </style:style>
    <style:style style:name="T14" style:family="text">
      <style:text-properties officeooo:rsid="0005330a"/>
    </style:style>
    <style:style style:name="T15" style:family="text">
      <style:text-properties fo:font-weight="bold" officeooo:rsid="0005330a"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YECTO TUSSAM</text:p>
      <text:p text:style-name="P1"/>
      <text:p text:style-name="P3">Descripción:</text:p>
      <text:p text:style-name="P2"/>
      <text:p text:style-name="P22">El objetivo del proyecto <text:span text:style-name="T6">era</text:span> realizar una aplicación en python que mostrara al usuario un menú desplegable con todas las lineas de Tussam en el que el usuario seleccionará una y esto le llevará a otro menú desplegable con todas las paradas que realiza esa linea.</text:p>
      <text:p text:style-name="P2"/>
      <text:p text:style-name="P22">Una vez el usuario a seleccionado la linea y la parada que desea consultar la aplicación muestra el tiempo en minutos y la distancia en metros que faltan para la llegada de los dos siguientes autobuses.</text:p>
      <text:p text:style-name="P2"/>
      <text:p text:style-name="P20">Además el usuario tiene la opción de ver el mapa con la ruta completa que realiza la linea seleccionada.</text:p>
      <text:p text:style-name="P2"/>
      <text:p text:style-name="P2"/>
      <text:p text:style-name="P3">Estructura y código:</text:p>
      <text:p text:style-name="P2"/>
      <text:p text:style-name="P23">La aplicación <text:span text:style-name="T6">está compuesta de tres ficheros python</text:span> <text:span text:style-name="T6">relaccionados entre ellos </text:span>(formulario.py, formulario_final.py y infor2.py), un html <text:span text:style-name="T6">(maparadas.html) </text:span>con el mapa de la ruta que realiza la linea que se seleccione <text:span text:style-name="T6">y un fichero txt </text:span><text:bookmark text:name="line1"/><text:span text:style-name="T6">(paradas.txt) con la informacion que usa el html para mostrar los puntos en el mapa.</text:span></text:p>
      <text:p text:style-name="P2"/>
      <text:p text:style-name="P22">La información necesaria la pedimos a la API de Tu<text:span text:style-name="T7">s</text:span>sam con un cliente SOAP, nosotros vamos a utilizar suds en python.</text:p>
      <text:p text:style-name="P2"/>
      <text:p text:style-name="P22">La información sobre las lineas, las paradas y coordenadas de la ruta que realiza la solicitamos en:</text:p>
      <text:p text:style-name="P2"/>
      <text:p text:style-name="P22">http://www.infobustussam.com:9001/services/estructura.asmx?wsdl</text:p>
      <text:p text:style-name="P2"/>
      <text:p text:style-name="P22">La información <text:span text:style-name="T7">dinámica </text:span>sobre el tiempo y la distancia a la que est<text:span text:style-name="T7">á</text:span> la solicitamos en:</text:p>
      <text:p text:style-name="P2"/>
      <text:p text:style-name="P22">http://www.infobustussam.com:9001/services/dinamica.asmx?wsdl</text:p>
      <text:p text:style-name="P2"/>
      <text:p text:style-name="P22">Aquí iremos explicando como funciona cada uno de los .py, como <text:span text:style-name="T7">realiza consultas</text:span>, <text:span text:style-name="T7">de que forma las procesa,</text:span> como la intercambian entre formularios y finalmente la muestran al usuario final.</text:p>
      <text:p text:style-name="P2"/>
      <text:list xml:id="list1530748824" text:style-name="L1">
        <text:list-header>
          <text:p text:style-name="P9"><text:span text:style-name="T10">1. </text:span>formulario.py</text:p>
        </text:list-header>
      </text:list>
      <text:p text:style-name="P1"/>
      <text:p text:style-name="P22">En el primer formulario empezamos importando el cliente suds, importando etree del módulo lxml y por último importando cgi y cgitb para el intercambio de información entre los formularios.</text:p>
      <text:p text:style-name="P16"/>
      <text:p text:style-name="P22">Lo siguiente que haremos será habilitar cgit<text:span text:style-name="T8">b</text:span> y realizar la petición de los métodos a:</text:p>
      <text:p text:style-name="P16"/>
      <text:p text:style-name="P22">cliente = Client("<text:a xlink:type="simple" xlink:href="http://www.infobustussam.com:9001/services/estructura.asmx?wsdl">http://www.infobustussam.com:9001/services/estructura.asmx?wsdl</text:a>”)</text:p>
      <text:p text:style-name="P22"><text:tab/><text:tab/></text:p>
      <text:p text:style-name="P22">El método que buscamos para que devuelva todas las lineas de Tussam es el GetLineas(). Realizamos la petición y la <text:span text:style-name="T8">guardamos</text:span> en una variable.</text:p>
      <text:p text:style-name="P16"/>
      <text:p text:style-name="P22">Lineas = cliente.service.GetLineas() </text:p>
      <text:p text:style-name="P16"/>
      <text:p text:style-name="P22">En este punto surgió el primer problema, la API de Tussam nos devolvía un XML pero el cliente <text:soft-page-break/>suds lo procesaba automáticamente y nos mostraba un formato muy distinto al XML que esperábamos.</text:p>
      <text:p text:style-name="P16"/>
      <text:p text:style-name="P22">La primera posible solución planteada fue cambiar el cliente SOAP por SOAPpy pero nos daba el mismo problema, el cliente lo modificaba automáticamente y nos daba la misma salida procesada.</text:p>
      <text:p text:style-name="P16"/>
      <text:p text:style-name="P22">Después de varias horas de búsqueda encontramos el modo de activar la salida XML en el cliente suds <text:span text:style-name="T9">de la siguiente forma:</text:span></text:p>
      <text:p text:style-name="P16"/>
      <text:p text:style-name="P22">cliente.set_options(retxml=True) </text:p>
      <text:p text:style-name="P16"><text:tab/></text:p>
      <text:p text:style-name="P22">Una vez solucionad<text:span text:style-name="T9">o</text:span>, metemos el XML de salida en una variable y esto lo escribimos en un fichero.xml.</text:p>
      <text:p text:style-name="P16"/>
      <text:p text:style-name="P22">Después de esto ya podemos parsear el fichero, crear un árbol y realizar los XPATH para sacar la información que queremos mostrar, en este caso la Lineas.</text:p>
      <text:p text:style-name="P16"/>
      <text:p text:style-name="P22">Una vez que tenemos la expresión XPATH que saca las lineas y los códigos de cada una de las lineas, lo siguiente que haremos ser<text:span text:style-name="T9">á</text:span> generar un html con un formulario con las distintas lineas y sus códigos correspondientes.</text:p>
      <text:p text:style-name="P16"/>
      <text:p text:style-name="P22">Dentro del html irá el select con el un atributo name al que llamará el siguiente formulario y dentro de esta etiqueta los distintos options que generaremos con un bucle que explic<text:span text:style-name="T9">aremos</text:span> a continuación.</text:p>
      <text:p text:style-name="P16"/>
      <text:p text:style-name="P22">Este bucle fue otro de los problemas que se nos planteo ya que teníamos que meter el nombre de la parada y el código como atributo de la etiqueta option.</text:p>
      <text:p text:style-name="P16"/>
      <text:p text:style-name="P22">La solución a este problema ha sido poner un contador en el bucle que sea igual al número de lineas. </text:p>
      <text:p text:style-name="P22">Este bucle va creando los distintos options con el atributo value con el código de la linea y con el nombre de la linea en el contenido de la etiqueta.</text:p>
      <text:p text:style-name="P16"/>
      <text:p text:style-name="P22">Por último ponemos una etiqueta input que sera el botón enviar y <text:span text:style-name="T9">mostramos por pantalla el arbol completo </text:span>de todo lo generado anteriormente.</text:p>
      <text:p text:style-name="P16"/>
      <text:list xml:id="list1872012461" text:style-name="L2">
        <text:list-header>
          <text:p text:style-name="P21">2. formulario_final.py</text:p>
        </text:list-header>
      </text:list>
      <text:p text:style-name="P12"/>
      <text:p text:style-name="P22">El segundo formulario de la aplicación es muy similar al primero importamos los mismos modulo pero esta vez la petición que se guarda en la variable cambia.</text:p>
      <text:p text:style-name="P16"/>
      <text:p text:style-name="P22">En este caso la petición que debemos hacer debe llevar el código de la linea para que nos devuelva todas las paradas que realiza esa linea.</text:p>
      <text:p text:style-name="P16"/>
      <text:p text:style-name="P22">La orden seria la siguiente:</text:p>
      <text:p text:style-name="P16"/>
      <text:p text:style-name="P22"><text:span text:style-name="T1">cliente</text:span><text:span text:style-name="T2">.</text:span><text:span text:style-name="T1">service</text:span><text:span text:style-name="T2">.</text:span><text:span text:style-name="T1">GetRutasSublinea("%s"</text:span><text:span text:style-name="T3"> </text:span><text:span text:style-name="T2">%</text:span><text:span text:style-name="T3"> </text:span><text:span text:style-name="T1">form["paradas"]</text:span><text:span text:style-name="T2">.</text:span><text:span text:style-name="T1">value,1)</text:span><text:span text:style-name="T4"> </text:span></text:p>
      <text:p text:style-name="P13"/>
      <text:p text:style-name="P13"/>
      <text:p text:style-name="P13"/>
      <text:p text:style-name="P18">En la petición metemos una variable que será form[“paradas”].value que lo que hace es llamar al valor que ha seleccionado el usuario anteriormente en el primer formulario.</text:p>
      <text:p text:style-name="P13"><text:soft-page-break/></text:p>
      <text:p text:style-name="P18">Después de esto el procedimiento a seguir para incluirlos en un fichero del que podemos sacar la información que queramos con XPATH.</text:p>
      <text:p text:style-name="P13"/>
      <text:p text:style-name="P18">Aquí nos encontramos otra dificultad ya que el dato del primer formulario lo necesitamos después para el tercer formulario.</text:p>
      <text:p text:style-name="P13"/>
      <text:p text:style-name="P18">La solución que le pusimos fue poner en el html una etiqueta input de tipo hidden y así no se ve y ese valor se queda y podemos llamarlo desde el tercer formulario.</text:p>
      <text:p text:style-name="P13"/>
      <text:p text:style-name="P18">Esa misma etiqueta llevará un atributo name para poder llamarlo desde el siguiente formulario y un atributo value donde llevara el valor del anterior formulario.</text:p>
      <text:p text:style-name="P13"/>
      <text:list xml:id="list882661899" text:style-name="L3">
        <text:list-header>
          <text:p text:style-name="P19"><text:span text:style-name="T10">3. infor2.py</text:span></text:p>
        </text:list-header>
      </text:list>
      <text:p text:style-name="P14"><text:span text:style-name="T10"/></text:p>
      <text:p text:style-name="P8"><text:span text:style-name="T11">Mediante XPATH obtenemos los minutos y metros </text:span><text:span text:style-name="T12">que quedan(distancia) para la llegada de los dos próximos autobuses.</text:span></text:p>
      <text:p text:style-name="P6"/>
      <text:p text:style-name="P6">En la variable xs guardamos todas las x de esa línea, la que se ha seleccionado previamente, y en la variable ys guardamos todas la ys de dicha linea.</text:p>
      <text:p text:style-name="P6"/>
      <text:p text:style-name="P6">A continuación creamos dos listas (xss y yss) y mediante un bucle las rellenamos con todas las x e y.</text:p>
      <text:p text:style-name="P6"/>
      <text:p text:style-name="P6">El siguiente paso sería crear un html con etree donde nos muestre el primer autobus con su tiempo correspondiente y la distancia que queda y la misma información sobre el siguiente autobús.</text:p>
      <text:p text:style-name="P6"/>
      <text:p text:style-name="P6">En la cabecera del programa hemos cargado la función Proj de Pyproj, que la utilizamos ahora para transformar las coordenadas cartesianas (x,y) <text:s/>a latitud y longitud, para ello definimos una variable p con algunos parámetros correspondiente a nuestra zona geográfica.</text:p>
      <text:p text:style-name="P6"/>
      <text:p text:style-name="P8"><text:span text:style-name="T12">El siguiente paso sería transformar todas las x e y de las listas a latitud y longitud, y las guardaremos en </text:span><text:span text:style-name="T13">otras dos variables, en este caso valorx y valory.</text:span></text:p>
      <text:p text:style-name="P7"/>
      <text:p text:style-name="P7">Lo que hacemos a continuación es abrir un fichero (paradas.txt) con permisos de escritura, y escribimos una linea con los encabezamientos (lat,long,title,description,iconSice,iconOffset,icon), y después de escribir los encabezamientos pasamos a realizar un bucle que se ejecuta el numero de veces que valores haya en la lista de las x, que tendrá el mismo numero de valores que la lista de y, por lo que la operación la realizará mientras haya latitudes y longitudes, y lo que hace dentro del for es:</text:p>
      <text:p text:style-name="P7"><text:tab/>Escribe el valor de la y[contador]</text:p>
      <text:p text:style-name="P7"><text:tab/>Escribe el valor de la x[contador]</text:p>
      <text:p text:style-name="P7"><text:tab/>Escribe un titulo</text:p>
      <text:p text:style-name="P7"><text:tab/>Escribe una descripción</text:p>
      <text:p text:style-name="P7"><text:tab/>Dos campos para el formato del icono</text:p>
      <text:p text:style-name="P7"><text:tab/>Ruta del icono</text:p>
      <text:p text:style-name="P7">Al utilizar el [contador], lo que hacemos es “emparejar” las x con su respectiva y.</text:p>
      <text:p text:style-name="P7"/>
      <text:p text:style-name="P8"><text:span text:style-name="T14">Con las X e Y hemos tenido el mayor problema, ya que Tussam no nos permite de las formas que tenemos disponibles asociar unas coordenadas a una parada determinada, ya que sólo nos muetra </text:span><text:span text:style-name="T15">todas</text:span><text:span text:style-name="T14"> las X e Y.</text:span></text:p>
      <text:p text:style-name="P17"><text:span text:style-name="T10">Por último <text:s/>nos aparecerá un botón para mostrar el mapa.</text:span></text:p>
      <text:p text:style-name="P13"><text:soft-page-break/></text:p>
      <text:p text:style-name="P15"><text:span text:style-name="T10">FUNCIONAMIENTO MAPA OPENLAYERS</text:span></text:p>
      <text:p text:style-name="P15"><text:span text:style-name="T10"/></text:p>
      <text:p text:style-name="P11"><text:span text:style-name="T5">Para trazar en un mapa las paradas hemos utilizado OpenLayers, que es una librería libre de Javascript que nos permite acceder, manipular y mostrar mapas en páginas web. <text:tab/></text:span></text:p>
      <text:p text:style-name="P11"><text:span text:style-name="T5">Hemos utilizado una API que nos proporciona OpenLayers para crear nuestro cliente web para crear nuestro mapa.</text:span></text:p>
      <text:p text:style-name="P11"><text:span text:style-name="T5">OpenLayers permite que se le introduzcan ciertos parámetros a los mapas, dependiendo de lo que queremos que muestre, de distintas formas. Nosotros lo hemos hecho a través de un fichero tabulado. </text:span></text:p>
      <text:p text:style-name="P11"><text:span text:style-name="T5">El fichero que necesita OpenLayers para pintar los puntos en el mapa determinado se ha generado en el tercer formulario(infor2.py).</text:span></text:p>
      <text:p text:style-name="P11"><text:span text:style-name="T5">La operación que hace OpenLayers es la siguiente: en una capa dibuja el mapa que le indicamos, a través de un html, en otra capa dibuja los puntos que le indicamos ya sea directamente o a través de otro método como por ejemplo mediante un fichero.</text:span></text:p>
      <text:p text:style-name="P11"><text:span text:style-name="T5">Por lo tanto disponemos del mapa en sí (maparadas.html) que su función es leer el mapa y también tenemos un fichero tabulado(paradas.txt) que contiene las latitudes y longitudes, así como otros parámetros que son necesarios para que se pinte en el mapa los nodos o parad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2-05-30T13:02:30</meta:creation-date>
    <dc:date>2012-05-31T11:01:32</dc:date>
    <meta:editing-duration>PT02H08M32S</meta:editing-duration>
    <meta:editing-cycles>14</meta:editing-cycles>
    <meta:generator>OpenOffice.org/3.2$Linux OpenOffice.org_project/320m19$Build-9505</meta:generator>
    <dc:creator>usuario </dc:creator>
    <meta:document-statistic meta:table-count="0" meta:image-count="0" meta:object-count="0" meta:page-count="4" meta:paragraph-count="67" meta:word-count="1350" meta:character-count="8174"/>
  </office:meta>
</office:document-meta>
</file>